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776495389045000543"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342957285997327484"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475360592309583854"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8157101473296739157"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381073375210375049"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8398940007418300909"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8655535201205266404"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2955461025476306687"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660600" text:continue-list="list8655535201205266404"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84733640475051883"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662649"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642050"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662135"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671139"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653178"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102584486010394113"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8868814466531470986"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825715153582933276"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668493"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336914115663558931"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1203931938989472"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371756169240155835" text:style-name="L15">
        <text:list-item>
          <text:list>
            <text:list-header>
              <text:p text:style-name="P193">1.5 miles averaging about 9:40/mile and rest 1 min</text:p>
            </text:list-header>
          </text:list>
        </text:list-item>
      </text:list>
      <text:p text:style-name="P25">1 mile in 8:26 and rest 2 min</text:p>
      <text:list xml:id="list6967783372325699257"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6703540729403389622"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658334"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4923968634395766056"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33499409333024254"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2754616761296477551"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4642636" text:continue-list="list633499409333024254" text:style-name="L19">
        <text:list-item>
          <text:list>
            <text:list-header>
              <text:p text:style-name="P197">(Pace*HR)=1240</text:p>
            </text:list-header>
          </text:list>
        </text:list-item>
      </text:list>
      <text:list xml:id="list34662993" text:continue-list="list4923968634395766056" text:style-name="L18">
        <text:list-item>
          <text:list>
            <text:list-header>
              <text:p text:style-name="P196">2 miles at 10:46/mile Ave HR= 121 bpm and rest a few minutes</text:p>
            </text:list-header>
          </text:list>
        </text:list-item>
      </text:list>
      <text:list xml:id="list34670407" text:continue-list="list34642636"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4658121"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9030128252465141845"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147217590433395186"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1975229238700931054"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200148868849158945"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370352297092395955"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83959983304439988"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4657881"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644316"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49303322838216898"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065407207140194552"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821194848206696428"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658898476573111579"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549341183454709659"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6681832046054640424" text:style-name="L32">
        <text:list-item>
          <text:list>
            <text:list-header>
              <text:p text:style-name="P207">0.25 miles in 2:54</text:p>
              <text:p text:style-name="P207">1 mile in 9:21 going faster as I ran and ending at around 8:30 pace</text:p>
            </text:list-header>
          </text:list>
        </text:list-item>
      </text:list>
      <text:list xml:id="list8935880216043596805"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2017602301103478855"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6496624175482173743"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010343870072797381"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5461859470280278572"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49779473839369243"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411265765589515090"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text:soft-page-break/>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9208577151441033883" text:style-name="L40">
        <text:list-item>
          <text:list>
            <text:list-header>
              <text:p text:style-name="P219">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ext:soft-page-break/>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26T14:39:03.92</dc:date>
    <dc:creator>James Lombardi</dc:creator>
    <meta:editing-duration>P38DT12H18M51S</meta:editing-duration>
    <meta:editing-cycles>2529</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66" meta:word-count="78859" meta:character-count="405773"/>
  </office:meta>
</office:document-meta>
</file>